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line-height="150%"/>
      <style:text-properties fo:language="en" fo:country="US" fo:font-weight="normal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3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4" style:family="paragraph" style:parent-style-name="Heading_20_5">
      <style:paragraph-properties fo:line-height="150%"/>
      <style:text-properties style:font-name="Arial1" fo:language="en" fo:country="US" fo:font-weight="normal" style:font-weight-asian="normal" style:font-weight-complex="normal"/>
    </style:style>
    <style:style style:name="T1" style:family="text">
      <style:text-properties officeooo:rsid="0018b318"/>
    </style:style>
    <style:style style:name="T2" style:family="text">
      <style:text-properties officeooo:rsid="001fef79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 text:is-list-header="true">Farm animals.</text:h>
      <text:p text:style-name="P2"/>
      <text:section text:style-name="Sect1" text:name="Section1">
        <text:h text:style-name="P4" text:outline-level="5"><text:span text:style-name="T1">b</text:span>aby cow. </text:h>
        <text:p text:style-name="P1">Bull. </text:p>
        <text:p text:style-name="P1">Bunny. </text:p>
        <text:p text:style-name="P1">Cat. </text:p>
        <text:p text:style-name="P1">Chicken. </text:p>
        <text:p text:style-name="P1">Chicks. </text:p>
        <text:p text:style-name="P1">Cow. </text:p>
        <text:p text:style-name="P1">Dog. </text:p>
        <text:p text:style-name="P1">Duck. </text:p>
        <text:p text:style-name="P1">Ducklings. </text:p>
        <text:p text:style-name="P1">Goat. </text:p>
        <text:p text:style-name="P1">golden fish. </text:p>
        <text:p text:style-name="P1">Goose. </text:p>
        <text:p text:style-name="P1">guinea fowl. </text:p>
        <text:p text:style-name="P1">guinea pig. </text:p>
        <text:p text:style-name="P1">Hen <text:span text:style-name="T2">and </text:span>chicks. </text:p>
        <text:p text:style-name="P1">Horse. </text:p>
        <text:p text:style-name="P1">Kitten. </text:p>
        <text:p text:style-name="P1">Lamb. </text:p>
        <text:p text:style-name="P1">Pig. </text:p>
        <text:p text:style-name="P1">Piglet. </text:p>
        <text:p text:style-name="P1">Pony. </text:p>
        <text:p text:style-name="P1">puppy </text:p>
        <text:p text:style-name="P1">rabbit. </text:p>
        <text:p text:style-name="P1">Rooster. </text:p>
        <text:p text:style-name="P1">Sheep. </text:p>
        <text:p text:style-name="P1">Turkey. 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6T18:09:22.274000000</dc:date>
    <dc:creator>E G</dc:creator>
    <meta:editing-duration>PT35M52S</meta:editing-duration>
    <meta:editing-cycles>10</meta:editing-cycles>
    <meta:generator>LibreOffice/7.3.4.2$Windows_X86_64 LibreOffice_project/728fec16bd5f605073805c3c9e7c4212a0120dc5</meta:generator>
    <meta:printed-by>E G</meta:printed-by>
    <meta:print-date>2022-10-24T16:05:11.766000000</meta:print-date>
    <meta:document-statistic meta:table-count="0" meta:image-count="0" meta:object-count="0" meta:page-count="1" meta:paragraph-count="28" meta:word-count="62" meta:character-count="301" meta:non-whitespace-character-count="267"/>
  </office:meta>
</office:document-meta>
</file>